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My_20_body_20_text">
      <style:text-properties fo:font-style="italic" style:font-style-asian="italic" style:font-style-complex="italic"/>
    </style:style>
    <style:style style:name="P2" style:family="paragraph" style:parent-style-name="My_20_body_20_text">
      <style:text-properties fo:font-style="normal" style:font-style-asian="normal" style:font-style-complex="normal"/>
    </style:style>
    <style:style style:name="P3" style:family="paragraph" style:parent-style-name="Heading_20_1" style:list-style-name="L1"/>
    <style:style style:name="P4" style:family="paragraph" style:parent-style-name="Heading_20_1" style:list-style-name="L1"/>
    <style:style style:name="P5" style:family="paragraph" style:parent-style-name="Heading_20_1" style:list-style-name="L1"/>
    <style:style style:name="P6" style:family="paragraph" style:parent-style-name="Heading_20_1" style:list-style-name="L1">
      <style:text-properties fo:font-style="normal" style:font-style-asian="normal" style:font-style-complex="normal"/>
    </style:style>
    <style:style style:name="P7" style:family="paragraph" style:parent-style-name="Heading_20_1" style:list-style-name="L1"/>
    <style:style style:name="P8" style:family="paragraph" style:parent-style-name="Heading_20_1" style:list-style-name="L1"/>
    <style:style style:name="P9" style:family="paragraph" style:parent-style-name="My_20_body_20_text">
      <style:text-properties fo:font-style="italic" style:font-style-asian="italic" style:font-style-complex="italic"/>
    </style:style>
    <style:style style:name="P10" style:family="paragraph" style:parent-style-name="My_20_body_20_text">
      <style:text-properties style:text-position="0% 100%"/>
    </style:style>
    <style:style style:name="P11" style:family="paragraph" style:parent-style-name="My_20_body_20_text">
      <style:text-properties style:text-position="0% 100%" fo:font-style="italic" style:font-style-asian="italic" style:font-style-complex="italic"/>
    </style:style>
    <style:style style:name="P12" style:family="paragraph" style:parent-style-name="My_20_body_20_text">
      <style:text-properties style:text-position="0% 100%" fo:font-style="normal" style:font-style-asian="normal" style:font-style-complex="normal"/>
    </style:style>
    <style:style style:name="P13" style:family="paragraph" style:parent-style-name="My_20_body_20_text">
      <style:text-properties fo:font-style="normal" style:font-style-asian="normal" style:font-style-complex="normal"/>
    </style:style>
    <style:style style:name="P14" style:family="paragraph" style:parent-style-name="My_20_body_20_text">
      <style:text-properties style:font-name="Courier New"/>
    </style:style>
    <style:style style:name="P15" style:family="paragraph" style:parent-style-name="Heading_20_2" style:list-style-name="L1"/>
    <style:style style:name="P16" style:family="paragraph" style:parent-style-name="Heading_20_2" style:list-style-name="L1"/>
    <style:style style:name="P17" style:family="paragraph" style:parent-style-name="Heading_20_2" style:list-style-name="L1"/>
    <style:style style:name="P18" style:family="paragraph" style:parent-style-name="Heading_20_2" style:list-style-name="L1"/>
    <style:style style:name="P19" style:family="paragraph" style:parent-style-name="Heading_20_2"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text-properties fo:font-style="italic" style:font-style-asian="italic" style:font-style-complex="italic"/>
    </style:style>
    <style:style style:name="P33" style:family="paragraph" style:parent-style-name="Heading_20_2" style:list-style-name="L1">
      <style:text-properties fo:font-style="italic" style:font-style-asian="italic" style:font-style-complex="italic"/>
    </style:style>
    <style:style style:name="P34" style:family="paragraph" style:parent-style-name="Heading_20_2" style:list-style-name="L1">
      <style:text-properties fo:font-style="italic" style:font-style-asian="italic" style:font-style-complex="italic"/>
    </style:style>
    <style:style style:name="P35" style:family="paragraph" style:parent-style-name="Heading_20_2" style:list-style-name="L1"/>
    <style:style style:name="P36" style:family="paragraph" style:parent-style-name="Heading_20_2" style:list-style-name="L1">
      <style:text-properties style:text-position="0% 100%"/>
    </style:style>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3" style:list-style-name="L1"/>
    <style:style style:name="P43" style:family="paragraph" style:parent-style-name="Heading_20_3" style:list-style-name="L1"/>
    <style:style style:name="P44" style:family="paragraph" style:parent-style-name="Heading_20_3" style:list-style-name="L1"/>
    <style:style style:name="P45" style:family="paragraph" style:parent-style-name="Heading_20_3" style:list-style-name="L1"/>
    <style:style style:name="P46" style:family="paragraph" style:parent-style-name="Heading_20_3" style:list-style-name="L1"/>
    <style:style style:name="P47" style:family="paragraph" style:parent-style-name="Heading_20_3" style:list-style-name="L1"/>
    <style:style style:name="P48" style:family="paragraph" style:parent-style-name="Heading_20_3" style:list-style-name="L1"/>
    <style:style style:name="P49" style:family="paragraph" style:parent-style-name="Heading_20_3" style:list-style-name="L1"/>
    <style:style style:name="P50" style:family="paragraph" style:parent-style-name="Heading_20_3" style:list-style-name="L1"/>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Numbering_20_Symbols"/>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1"><text:s/>1 Introduction<text:tab/>2</text:p>
          <text:p text:style-name="P51"><text:s/>2 Lexical conventions<text:tab/>2</text:p>
          <text:p text:style-name="P52"><text:s/>2.1 Comments<text:tab/>2</text:p>
          <text:p text:style-name="P52"><text:s/>2.2 Identifiers<text:tab/>2</text:p>
          <text:p text:style-name="P52"><text:s/>2.3 Keywords<text:tab/>2</text:p>
          <text:p text:style-name="P52"><text:s/>2.4 Constants<text:tab/>2</text:p>
          <text:p text:style-name="P51"><text:s/>3 Types<text:tab/>3</text:p>
          <text:p text:style-name="P52"><text:s/>1.1 Arrays<text:tab/>3</text:p>
          <text:p text:style-name="P51"><text:s/>4 Expressions<text:tab/>3</text:p>
          <text:p text:style-name="P52"><text:s/>4.1 Primary Expressions<text:tab/>3</text:p>
          <text:p text:style-name="P53"><text:s/>4.1.1 Identifier<text:tab/>3</text:p>
          <text:p text:style-name="P53"><text:s/>4.1.2 Numeric Constant<text:tab/>3</text:p>
          <text:p text:style-name="P53"><text:s/>4.1.3 String Constant<text:tab/>4</text:p>
          <text:p text:style-name="P52"><text:s/>4.2 Unary Operators<text:tab/>4</text:p>
          <text:p text:style-name="P52"><text:s/>4.3 Multiplicative Operators<text:tab/>4</text:p>
          <text:p text:style-name="P52"><text:s/>4.4 Additive Operators<text:tab/>4</text:p>
          <text:p text:style-name="P52"><text:s/>4.5 Shift Operators<text:tab/>4</text:p>
          <text:p text:style-name="P52"><text:s/>4.6 Comparison Operators<text:tab/>4</text:p>
          <text:p text:style-name="P53"><text:s/>4.6.1 Greater than<text:tab/>4</text:p>
          <text:p text:style-name="P53"><text:s/>4.6.2 Less than<text:tab/>4</text:p>
          <text:p text:style-name="P53"><text:s/>4.6.3 Greater than or equal to<text:tab/>4</text:p>
          <text:p text:style-name="P53"><text:s/>4.6.4 Less than or equal to<text:tab/>4</text:p>
          <text:p text:style-name="P52"><text:s/>4.7 Equality Operators<text:tab/>5</text:p>
          <text:p text:style-name="P53"><text:s/>4.7.1 Equal To<text:tab/>5</text:p>
          <text:p text:style-name="P53"><text:s/>4.7.2 Not equal to<text:tab/>5</text:p>
          <text:p text:style-name="P52"><text:s/>4.8 Bitwise And Operator<text:tab/>5</text:p>
          <text:p text:style-name="P52"><text:s/>4.9 Bitwise Xor Operator<text:tab/>5</text:p>
          <text:p text:style-name="P52"><text:s/>4.10 Bitwise Or Operator<text:tab/>5</text:p>
          <text:p text:style-name="P52"><text:s/>4.11 Logical And Operator<text:tab/>6</text:p>
          <text:p text:style-name="P52"><text:s/>4.12 Logical Or Operator<text:tab/>6</text:p>
          <text:p text:style-name="P52"><text:s/>4.13 Assignment Operators<text:tab/>6</text:p>
          <text:p text:style-name="P51"><text:s/>5 Declarations<text:tab/>6</text:p>
          <text:p text:style-name="P52"><text:s/>5.1 Type Specifiers<text:tab/>7</text:p>
          <text:p text:style-name="P52"><text:s/>5.2 Type qualifiers<text:tab/>7</text:p>
          <text:p text:style-name="P52"><text:s/>5.3 Valid Value Checks<text:tab/>8</text:p>
          <text:p text:style-name="P52"><text:s/>5.4 Optional Field Check<text:tab/>8</text:p>
          <text:p text:style-name="P51"><text:s/>6 Statements<text:tab/>8</text:p>
          <text:p text:style-name="P52"><text:s/>6.1 Expression<text:tab/>8</text:p>
          <text:p text:style-name="P52"><text:s/>6.2 Statement block<text:tab/>8</text:p>
          <text:p text:style-name="P52"><text:s/>6.3 Conditional Statement<text:tab/>9</text:p>
          <text:p text:style-name="P52"><text:s/>6.4 For Loop<text:tab/>9</text:p>
          <text:p text:style-name="P52"><text:s/>6.5 Continue?<text:tab/>9</text:p>
          <text:p text:style-name="P52"><text:s/>6.6 Break?<text:tab/>9</text:p>
        </text:index-body>
      </text:table-of-content>
      <text:list text:style-name="L1">
        <text:list-item>
          <text:h text:style-name="P3" text:outline-level="1">Introduction</text:h>
        </text:list-item>
      </text:list>
      <text:p text:style-name="My_20_body_20_text">BDPL is a programming language for processing and manipulating binary files. Specifically, the language is designed to enable a programmer to mimic binary file formats and read, process and write data with little effort invested in parsing the format of the file. In other words, the language empowers a programmer to specify a file format as one or more data structures and use these user-defined data types to parse the contents of a file. The language also allows a user to define actions to be carried out when certain conditions are encountered in a file. These might be for error recovery. The last section in this document lists a few samples of source code which are indicative of typical usage scenarios for BDPL.</text:p>
      <text:list text:style-name="L1" text:continue-numbering="true">
        <text:list-item>
          <text:h text:style-name="P3" text:outline-level="1">Lexical conventions</text:h>
        </text:list-item>
      </text:list>
      <text:p text:style-name="My_20_body_20_text">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list text:style-name="L1" text:continue-numbering="true">
        <text:list-item>
          <text:list text:continue-numbering="true">
            <text:list-item>
              <text:h text:style-name="P15" text:outline-level="2">Comments</text:h>
            </text:list-item>
          </text:list>
        </text:list-item>
      </text:list>
      <text:p text:style-name="My_20_body_20_text">Comments are always single-line only. The characters // begin a comment which terminates at the end of the line.</text:p>
      <text:list text:style-name="L1" text:continue-numbering="true">
        <text:list-item>
          <text:list text:continue-numbering="true">
            <text:list-item>
              <text:h text:style-name="P15" text:outline-level="2">Identifiers</text:h>
            </text:list-item>
          </text:list>
        </text:list-item>
      </text:list>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list text:style-name="L1" text:continue-numbering="true">
        <text:list-item>
          <text:list text:continue-numbering="true">
            <text:list-item>
              <text:h text:style-name="P15" text:outline-level="2">Keywords</text:h>
            </text:list-item>
          </text:list>
        </text:list-item>
      </text:list>
      <text:p text:style-name="My_20_body_20_text">The following identifiers are reserved for use as keywords and may not be used otherwise:</text:p>
      <text:p text:style-name="My_20_body_20_text">byte<text:tab/><text:tab/>bit<text:tab/><text:tab/>struct<text:tab/><text:tab/>if</text:p>
      <text:p text:style-name="My_20_body_20_text">else<text:tab/><text:tab/>for<text:tab/><text:tab/>optional<text:tab/>on</text:p>
      <text:p text:style-name="My_20_body_20_text">valid<text:tab/><text:tab/>ok<text:tab/><text:tab/>nok</text:p>
      <text:list text:style-name="L1" text:continue-numbering="true">
        <text:list-item>
          <text:list text:continue-numbering="true">
            <text:list-item>
              <text:h text:style-name="P15" text:outline-level="2">Constants</text:h>
            </text:list-item>
          </text:list>
        </text:list-item>
      </text:list>
      <text:p text:style-name="My_20_body_20_text">There are these types of constants.</text:p>
      <text:list text:style-name="L1" text:continue-numbering="true">
        <text:list-item>
          <text:h text:style-name="P3" text:outline-level="1">Types</text:h>
        </text:list-item>
      </text:list>
      <text:p text:style-name="Text_20_body"/>
      <text:p text:style-name="My_20_body_20_text">Every BDPL identifier has a 'type' which determines the meaning of the value stored in the identifier's storage. There are these basic types in BDPL:</text:p>
      <text:p text:style-name="My_20_body_20_text"><text:tab/>bit is a single bit of data</text:p>
      <text:p text:style-name="My_20_body_20_text"><text:tab/>byte is a sequence of 8 bits</text:p>
      <text:p text:style-name="My_20_body_20_text"><text:tab/>int is a 32 bit integer represented in a 2's complement form</text:p>
      <text:p text:style-name="My_20_body_20_text"><text:tab/>double &lt;to be defined&gt;</text:p>
      <text:p text:style-name="My_20_body_20_text">More types can be derived from these basic types using the following constructs, which may be applied recursively:</text:p>
      <text:p text:style-name="My_20_body_20_text"><text:tab/>arrays, which are sequences of elements of the same type</text:p>
      <text:p text:style-name="My_20_body_20_text"><text:tab/>structures, which contain elements of various types</text:p>
      <text:p text:style-name="My_20_body_20_text">Arrays</text:p>
      <text:p text:style-name="My_20_body_20_text">An array consists of a sequence of elements of the same type. Arrays can be formed from basic types or from structures (defined later). Individual elements of an array can be addressed by specifying the “index” of the element. An index of an element is the position of the element from the start. </text:p>
      <text:p text:style-name="My_20_body_20_text">If A is an array, then A[i] addresses the element at a distance of i elements from the start of the array. Thus, A[0] denotes the first element off the array (or equivalently, an element at a distance 0 from the start of the array). If A is of a basic type or a structure that comprises only of basic types, then the size of each element can be determined at compile time and we can deduce the exact bit offset relative to the start if the array where where A[i] will exist. This may not be the case if the array is of structures. Structures of the same type can have variable sizes (as we will see in the next section), and thus, each array element may be of a different size. </text:p>
      <text:p text:style-name="My_20_body_20_text">Examples of array declarations :</text:p>
      <text:p text:style-name="My_20_body_20_text">The line :</text:p>
      <text:p text:style-name="P14">byte[10] ar1,ar2;</text:p>
      <text:p text:style-name="My_20_body_20_text">Defines two arrays, a1 and a2 each of which comprise of 10 bytes ar1[3] refers to the 4<text:span text:style-name="T4">th</text:span> element of ar1 (or equivalently, an element at a distance of 3 elements form the start of ar1).</text:p>
      <text:p text:style-name="My_20_body_20_text">It is possible to address elements at multiple offsets from the array. When this is done as an rvalue, the value of the expression will be the concatenated bitsequence of the elements. Eg :</text:p>
      <text:p text:style-name="My_20_body_20_text">b=A[3,5,7] means that assign to b the concatenation of the bitsequences of array elements A[3] , A[5] and A[7]. When such an expression occurs as a lvalue, then the individual elemenets of the array get modified according to the statement. Eg, If we say :</text:p>
      <text:p text:style-name="My_20_body_20_text">A[3,5,7] = 0, means that set the 3<text:span text:style-name="T4">rd</text:span>, 5<text:span text:style-name="T4">th</text:span> and 7<text:span text:style-name="T4">th</text:span> element of the array A to 0 . The way this works is that the rvalue is promoted to the number of bits that comprises the element of the lvalue. So if A were an array of bytes, A[3,5,7] is 3 bytes long. Thus, the 0 is promoted to a 0 which is 3 bytes long (24 bits, all zero). This is then divided into 3 parts (3 bytes, each of which is 0) and A[3], A[5] and A[7] are assigned to each of the zeroes. Ranges may also be specified when specifying the elements of the array to be addressed. Eg. expressions like :</text:p>
      <text:p text:style-name="My_20_body_20_text">A[1,3..5,2, 9..8 ] are valid. This bit sequence of this expression will be the same as <text:s/>that of A[1]A[3]A[4]A[5]A[2]A[9]A[8] .</text:p>
      <text:p text:style-name="My_20_body_20_text"/>
      <text:p text:style-name="My_20_body_20_text">The size of an array need not be specified at the time of declaration. We have provided specialized notation to indicate that the number of elements in the array is not known as compile time and that it will be determined at run time. The declaration :</text:p>
      <text:p text:style-name="My_20_body_20_text">byte[*] ar1; </text:p>
      <text:p text:style-name="My_20_body_20_text">defines the array ar1 whose size will be determined at run time. When this array is the lvalue, the number of bits of the rvalue rounded up to be divisible by the array element size will be the total bitsize of the array. The fieldsize parameter may be specified with every declaration to specify the upper limit <text:s/>of the size of the array (in bits or bytes).</text:p>
      <text:p text:style-name="My_20_body_20_text">When an array appears without an index (or a set of indexes) qualifier, we assume that the whole array is addressed. Eg: A = 0 means set every element of the array to 0 .</text:p>
      <text:p text:style-name="My_20_body_20_text">b=A means that make b the concatenation of the bitsequence of all elements of the array.</text:p>
      <text:p text:style-name="My_20_body_20_text"><text:s/></text:p>
      <text:p text:style-name="My_20_body_20_text">Structures</text:p>
      <text:p text:style-name="My_20_body_20_text">Structures (or Structs) in BDPL are defined using the “struct “ keyword. Strucs are the basic facility that BDPL provides in modeling the structure of a file. A struct represents an abstract entity defining the layout of a new type which comprises of basic types, arrays of already defined types (basic types as well as structs) and structs. Once a struct is defined, it can be used in operations exactly like a basic type. </text:p>
      <text:p text:style-name="My_20_body_20_text">The definition of a struct is thus :</text:p>
      <text:p text:style-name="My_20_body_20_text">struct a</text:p>
      <text:p text:style-name="My_20_body_20_text">{ <text:s/>.... }x;</text:p>
      <text:p text:style-name="My_20_body_20_text">This defines a struct called “a” , which means a is a new type which can be used in your bdpl program (the way to use this type is by using the “type struct a” idiom ). The body of the struct appears between the curly braces, which comprises of valid declarations.</text:p>
      <text:p text:style-name="My_20_body_20_text">The struct represents a sequence of elements of heterogeneous types. The order of declarations that <text:s/>occur in the structure is very important. Thus :</text:p>
      <text:p text:style-name="My_20_body_20_text">struct A</text:p>
      <text:p text:style-name="My_20_body_20_text">{</text:p>
      <text:p text:style-name="My_20_body_20_text">int a; byte[10] b;</text:p>
      <text:p text:style-name="My_20_body_20_text">}_A;</text:p>
      <text:p text:style-name="My_20_body_20_text">is conceptually different from</text:p>
      <text:p text:style-name="My_20_body_20_text">struct A</text:p>
      <text:p text:style-name="My_20_body_20_text">{</text:p>
      <text:p text:style-name="My_20_body_20_text">byte[10] b; int a;</text:p>
      <text:p text:style-name="My_20_body_20_text">}_A;</text:p>
      <text:p text:style-name="My_20_body_20_text">Every element of the struct is addressable by name. The name of the struct itself is used in conjunction with “type struct” to denote the type defined by the structure.</text:p>
      <text:p text:style-name="My_20_body_20_text">A struct is an abstract entity that has no physical existence unless a variable of that type is defined (it is another matter that a variable has to be defined with the definition of a structure). <text:s/>Once a variable of a structure type is defined, the individual components of the structure may be addressed. <text:s/>The bit sequence associated with the struct in memory is the concatenation of the bitsequence of its individual elements. </text:p>
      <text:p text:style-name="My_20_body_20_text">The struct may be visualized as a tree. The root of the tree is the variable of the struct type and elements of the struct are children. Since the elements can themselves be structs, a child node may itsel fbe the root of a sub-tree. Eg/ consider the stuct definition :</text:p>
      <text:p text:style-name="My_20_body_20_text">struct a</text:p>
      <text:p text:style-name="My_20_body_20_text">{</text:p>
      <text:p text:style-name="My_20_body_20_text"><text:tab/>int f1;</text:p>
      <text:p text:style-name="My_20_body_20_text"><text:tab/>byte[10] f2;</text:p>
      <text:p text:style-name="My_20_body_20_text"><text:tab/>struct b</text:p>
      <text:p text:style-name="My_20_body_20_text"><text:tab/>{</text:p>
      <text:p text:style-name="My_20_body_20_text"><text:tab/><text:tab/>byte bf1;</text:p>
      <text:p text:style-name="My_20_body_20_text"><text:tab/>}</text:p>
      <text:p text:style-name="My_20_body_20_text">} _a;</text:p>
      <text:p text:style-name="My_20_body_20_text"/>
      <text:p text:style-name="My_20_body_20_text">This can be visualized as :</text:p>
      <text:p text:style-name="My_20_body_20_text">DRAW THE TREE ASSOCIATED WITH THE STRUCT HERE</text:p>
      <text:p text:style-name="My_20_body_20_text">The environment associated with every field of the struct is inherited form its parent. Values for the environment specified in the child apply overwrite the values inherited from the parent. Unspecified values are inherited.</text:p>
      <text:h text:style-name="Heading_20_3" text:outline-level="3" text:is-list-header="true"/>
      <text:list text:style-name="L1" text:continue-numbering="true">
        <text:list-item>
          <text:h text:style-name="P3" text:outline-level="1">Expressions</text:h>
        </text:list-item>
      </text:list>
      <text:p text:style-name="My_20_body_20_text">Expressions are ordered by precedence starting from the highest precedence.</text:p>
      <text:list text:style-name="L1" text:continue-numbering="true">
        <text:list-item>
          <text:list text:continue-numbering="true">
            <text:list-item>
              <text:h text:style-name="P15" text:outline-level="2">Primary Expressions</text:h>
              <text:list>
                <text:list-item>
                  <text:h text:style-name="P42" text:outline-level="3">Identifier</text:h>
                </text:list-item>
              </text:list>
            </text:list-item>
          </text:list>
        </text:list-item>
      </text:list>
      <text:p text:style-name="My_20_body_20_text">An identifier is a primary expression. Each identifier must be declared to be of a basic or defined type. If the identifier has a basic type or is an “array of basic type” type, then it may be an lvalue expression. If an identifier is of a user-defined type, including types that are arrays of user-defined types, it is not an lvalue expression.<office:annotation><dc:creator>VRB</dc:creator><dc:date>2007-10-13T00:00:00</dc:date><text:p>---- VRB, 10/13/2007, 04:14 ----</text:p><text:p>I just wrote this, but I think any identfier should be an lvalue expression.</text:p><text:p/></office:annotation></text:p>
      <text:list text:style-name="L1" text:continue-numbering="true">
        <text:list-item>
          <text:list text:continue-numbering="true">
            <text:list-item>
              <text:list text:continue-numbering="true">
                <text:list-item>
                  <text:h text:style-name="P42" text:outline-level="3">Numeric Constant</text:h>
                </text:list-item>
              </text:list>
            </text:list-item>
          </text:list>
        </text:list-item>
      </text:list>
      <text:p text:style-name="My_20_body_20_text">A numeric constant may be an decimal, binary or hexadecimal number. Binary numbers begin with the sequence '0b', followed by a sequence of 0s and 1s. Hexadecimal numbers begin with the sequence '0x', followed by digits 0-9 and letters a-f in upper or lower case.</text:p>
      <text:list text:style-name="L1" text:continue-numbering="true">
        <text:list-item>
          <text:list text:continue-numbering="true">
            <text:list-item>
              <text:list text:continue-numbering="true">
                <text:list-item>
                  <text:h text:style-name="P42" text:outline-level="3">String Constant</text:h>
                </text:list-item>
              </text:list>
            </text:list-item>
            <text:list-item>
              <text:h text:style-name="P15" text:outline-level="2">Unary Operators</text:h>
            </text:list-item>
            <text:list-item>
              <text:h text:style-name="P15" text:outline-level="2">Multiplicative Operators</text:h>
            </text:list-item>
            <text:list-item>
              <text:h text:style-name="P15" text:outline-level="2">Additive Operators</text:h>
            </text:list-item>
            <text:list-item>
              <text:h text:style-name="P15" text:outline-level="2">Shift Operators</text:h>
            </text:list-item>
            <text:list-item>
              <text:h text:style-name="P15" text:outline-level="2">Comparison Operators</text:h>
            </text:list-item>
          </text:list>
        </text:list-item>
      </text:list>
      <text:p text:style-name="My_20_body_20_text">As the name suggests, this family of operators is used to compare two values, and it is therefore expected that these operators are not used in expressions of the form a&gt;b&gt;c, which are meaningless. Hence associativity does not hold meaning for these operators. It is however defined.</text:p>
      <text:list text:style-name="L1" text:continue-numbering="true">
        <text:list-item>
          <text:list text:continue-numbering="true">
            <text:list-item>
              <text:list text:continue-numbering="true">
                <text:list-item>
                  <text:h text:style-name="P42" text:outline-level="3">Greater than</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P42" text:outline-level="3">Less than</text:h>
                </text:list-item>
              </text:list>
            </text:list-item>
          </text:list>
        </text:list-item>
      </text:list>
      <text:p text:style-name="My_20_body_20_text">Usage: expression &lt; expression</text:p>
      <text:p text:style-name="My_20_body_20_text">Associativity: Left to right</text:p>
      <text:list text:style-name="L1" text:continue-numbering="true">
        <text:list-item>
          <text:list text:continue-numbering="true">
            <text:list-item>
              <text:list text:continue-numbering="true">
                <text:list-item>
                  <text:h text:style-name="P42" text:outline-level="3">Greater than or equal to</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P42" text:outline-level="3">Less than or equal to</text:h>
                </text:list-item>
              </text:list>
            </text:list-item>
          </text:list>
        </text:list-item>
      </text:list>
      <text:p text:style-name="My_20_body_20_text">Usage: expression &lt;= expression</text:p>
      <text:p text:style-name="My_20_body_20_text">Associativity: Left to right</text:p>
      <text:p text:style-name="My_20_body_20_text"><office:annotation><dc:creator>VRB</dc:creator><dc:date>2007-10-13T00:00:00</dc:date><text:p>---- VRB, 10/13/2007, 01:36 ----</text:p><text:p>How do we define these operators? What about signed and unsigned bit sequences?</text:p></office:annotation></text:p>
      <text:list text:style-name="L1" text:continue-numbering="true">
        <text:list-item>
          <text:list text:continue-numbering="true">
            <text:list-item>
              <text:h text:style-name="P15" text:outline-level="2">Equality Operators</text:h>
              <text:list>
                <text:list-item>
                  <text:h text:style-name="P42" text:outline-level="3">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list text:continue-numbering="true">
                <text:list-item>
                  <text:h text:style-name="P42" text:outline-level="3">Not 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h text:style-name="P15" text:outline-level="2">Bitwise And Operator</text:h>
            </text:list-item>
          </text:list>
        </text:list-item>
      </text:list>
      <text:p text:style-name="My_20_body_20_text">Usage: expression | expression</text:p>
      <text:p text:style-name="My_20_body_20_text">Associativity: Left to right</text:p>
      <text:p text:style-name="My_20_body_20_text">The | operator performs a bitwise logical 'and' or of the operands. The operands are not required to be of the same type. <text:s/>However, both operands are required to be of a basic type and must have equal lengths in bits.</text:p>
      <text:list text:style-name="L1" text:continue-numbering="true">
        <text:list-item>
          <text:list text:continue-numbering="true">
            <text:list-item>
              <text:h text:style-name="P15" text:outline-level="2">Bitwise Xor Operator</text:h>
            </text:list-item>
          </text:list>
        </text:list-item>
      </text:list>
      <text:p text:style-name="My_20_body_20_text">Usage: expression | expression</text:p>
      <text:p text:style-name="My_20_body_20_text">Associativity: Left to right</text:p>
      <text:p text:style-name="My_20_body_20_text">The | operator performs a bitwise 'exclusive or' of the operands. The operands are not required to be of the same type. <text:s/>However, both operands are required to be of a basic type and must have equal lengths in bits. <office:annotation><dc:creator>VRB</dc:creator><dc:date>2007-10-13T00:00:00</dc:date><text:p>---- VRB, 10/13/2007, 01:20 ----</text:p><text:p>What is the return type?</text:p></office:annotation></text:p>
      <text:list text:style-name="L1" text:continue-numbering="true">
        <text:list-item>
          <text:list text:continue-numbering="true">
            <text:list-item>
              <text:h text:style-name="P15" text:outline-level="2">Bitwise Or Operator</text:h>
            </text:list-item>
          </text:list>
        </text:list-item>
      </text:list>
      <text:p text:style-name="My_20_body_20_text">Usage: expression | expression</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 <office:annotation><dc:creator>VRB</dc:creator><dc:date>2007-10-13T00:00:00</dc:date><text:p>---- VRB, 10/13/2007, 01:21 ----</text:p><text:p>What is the return type?</text:p></office:annotation></text:p>
      <text:list text:style-name="L1" text:continue-numbering="true">
        <text:list-item>
          <text:list text:continue-numbering="true">
            <text:list-item>
              <text:h text:style-name="P15" text:outline-level="2">Logical And Operator</text:h>
            </text:list-item>
          </text:list>
        </text:list-item>
      </text:list>
      <text:p text:style-name="My_20_body_20_text">Usage: expression &amp;&amp; expression</text:p>
      <text:p text:style-name="My_20_body_20_text">Associativity: Left to right</text:p>
      <text:p text:style-name="My_20_body_20_text">The &amp;&amp; operator returns 1 if both of its operands have a non-zero value, and 0 otherwise. Each of the operands must be of a basic type. However, both operands are not required to be of the same type. The second operand is not evaluated is the value of the first operand is zero.</text:p>
      <text:list text:style-name="L1" text:continue-numbering="true">
        <text:list-item>
          <text:list text:continue-numbering="true">
            <text:list-item>
              <text:h text:style-name="P15" text:outline-level="2">Logical Or Operator</text:h>
            </text:list-item>
          </text:list>
        </text:list-item>
      </text:list>
      <text:p text:style-name="My_20_body_20_text">Usage: expression || expression</text:p>
      <text:p text:style-name="My_20_body_20_text">Associativity: Left to right</text:p>
      <text:p text:style-name="My_20_body_20_text">The ||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list text:style-name="L1" text:continue-numbering="true">
        <text:list-item>
          <text:list text:continue-numbering="true">
            <text:list-item>
              <text:h text:style-name="P15" text:outline-level="2">Assignment Operators</text:h>
            </text:list-item>
          </text:list>
        </text:list-item>
        <text:list-item>
          <text:h text:style-name="P3" text:outline-level="1">Declarations</text:h>
        </text:list-item>
      </text:list>
      <text:p text:style-name="My_20_body_20_text">Declarations are used to specify types for identifiers. Whether declarations reserve memory for identifiers is dependent upon the implementation of the compiler. However, once declared, <text:s/>an identifier refers to an object that is of the indicated type and which is available till the end of the program's execution. Declarations take the following form:</text:p>
      <text:p text:style-name="P1"><text:tab/>declarations:</text:p>
      <text:p text:style-name="P1"><text:tab/><text:tab/>decl-specifiers</text:p>
      <text:p text:style-name="P1"><text:tab/><text:tab/>decl-specifiers declarator-list;</text:p>
      <text:p text:style-name="P2">The decl-specifiers comprise at most one type specifier and at most one type qualifier.</text:p>
      <text:p text:style-name="P2"><text:tab/><text:span text:style-name="T1">decl-specifiers:</text:span></text:p>
      <text:p text:style-name="P1"><text:tab/><text:tab/>type-specifier</text:p>
      <text:p text:style-name="P1"><text:tab/><text:tab/>type-qualifier type-specifier</text:p>
      <text:p text:style-name="P2">A declarator list is a comma separated list of declarators.</text:p>
      <text:p text:style-name="P2"><text:tab/><text:span text:style-name="T1">declarator-list:</text:span></text:p>
      <text:p text:style-name="P1"><text:tab/><text:tab/>declarator</text:p>
      <text:p text:style-name="P1"><text:tab/><text:tab/>declarator, declarator-list</text:p>
      <text:p text:style-name="P1"><text:tab/>declarator:</text:p>
      <text:p text:style-name="P1"><text:tab/><text:tab/>identifier</text:p>
      <text:p text:style-name="P1"><text:tab/><text:tab/>(declarator)</text:p>
      <text:p text:style-name="P1"><text:tab/><text:tab/>declarator[]</text:p>
      <text:p text:style-name="P1"><text:tab/><text:tab/>declarator[numeric constant]</text:p>
      <text:p text:style-name="P1"><text:tab/><text:tab/>declarator[*]</text:p>
      <text:list text:style-name="L1" text:continue-numbering="true">
        <text:list-item>
          <text:list text:continue-numbering="true">
            <text:list-item>
              <text:h text:style-name="P32" text:outline-level="2">Type Specifiers</text:h>
            </text:list-item>
          </text:list>
        </text:list-item>
      </text:list>
      <text:p text:style-name="P2">The type specifiers are as follows:</text:p>
      <text:p text:style-name="P2"><text:tab/><text:span text:style-name="T1">type-specifiers:</text:span></text:p>
      <text:p text:style-name="P1"><text:tab/><text:tab/>int</text:p>
      <text:p text:style-name="P1"><text:tab/><text:tab/>bit</text:p>
      <text:p text:style-name="P1"><text:tab/><text:tab/>byte</text:p>
      <text:p text:style-name="P1"><text:tab/><text:tab/>double</text:p>
      <text:p text:style-name="P1"><text:tab/><text:tab/>struct identifier {struct_declarations}</text:p>
      <text:p text:style-name="P1"><text:tab/>struct_declarations:</text:p>
      <text:p text:style-name="P2"><text:span text:style-name="T1"><text:tab/><text:tab/>struct-type-specifiers declarator: valid-check-</text:span><text:span text:style-name="T3">opt</text:span><text:span text:style-name="T1"> optional-check-</text:span><text:span text:style-name="T3">opt</text:span></text:p>
      <text:p text:style-name="P2"><text:span text:style-name="T1"><text:tab/><text:tab/>type-qualifier struct-type-specifier declarator valid-check-</text:span><text:span text:style-name="T3">opt</text:span><text:span text:style-name="T1"> optional-check-</text:span><text:span text:style-name="T3">opt</text:span></text:p>
      <text:p text:style-name="P11"><text:tab/>struct-type-specifiers:</text:p>
      <text:p text:style-name="P11"><text:tab/><text:tab/>bit</text:p>
      <text:p text:style-name="P11"><text:tab/><text:tab/>byte</text:p>
      <text:list text:style-name="L1" text:continue-numbering="true">
        <text:list-item>
          <text:list text:continue-numbering="true">
            <text:list-item>
              <text:h text:style-name="P32" text:outline-level="2">Type qualifiers</text:h>
            </text:list-item>
          </text:list>
        </text:list-item>
      </text:list>
      <text:p text:style-name="P2">The type qualifiers are as follows:</text:p>
      <text:list text:style-name="L1" text:continue-numbering="true">
        <text:list-item>
          <text:list text:continue-numbering="true">
            <text:list-item>
              <text:h text:style-name="P15" text:outline-level="2">Valid Value Checks</text:h>
            </text:list-item>
          </text:list>
        </text:list-item>
      </text:list>
      <text:p text:style-name="My_20_body_20_text">For each identifier which is declared to be of a basic type, a constraints may be imposed for the value, set of values or range of values that the variable may take. The variable is checked for a valid value assignments whenever an expression with the identifier as lvalue is evaluated. The valid value check takes the following form:</text:p>
      <text:p text:style-name="P1"><text:tab/>validcheck:</text:p>
      <text:p text:style-name="P1"><text:tab/><text:tab/>valid {value-specifier} ok<text:span text:style-name="T2">opt</text:span> statement-block-1<text:span text:style-name="T2">opt</text:span> nok<text:span text:style-name="T2">opt</text:span> statement-block-2<text:span text:style-name="T2">opt</text:span></text:p>
      <text:p text:style-name="P12">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p text:style-name="P11">value-specifier:</text:p>
      <text:p text:style-name="P11"><text:tab/></text:p>
      <text:list text:style-name="L1" text:continue-numbering="true">
        <text:list-item>
          <text:list text:continue-numbering="true">
            <text:list-item>
              <text:h text:style-name="P36" text:outline-level="2">Optional Field Check</text:h>
            </text:list-item>
          </text:list>
        </text:list-item>
      </text:list>
      <text:p text:style-name="P10">Each identifier that is declared may be </text:p>
      <text:list text:style-name="L1" text:continue-numbering="true">
        <text:list-item>
          <text:h text:style-name="P6" text:outline-level="1">Statements</text:h>
        </text:list-item>
      </text:list>
      <text:p text:style-name="My_20_body_20_text">Statements are executed in the order in which they are written in the program, except when the order is explicitly changed by the program itself, using the statement constructs indicated below.</text:p>
      <text:list text:style-name="L1" text:continue-numbering="true">
        <text:list-item>
          <text:list text:continue-numbering="true">
            <text:list-item>
              <text:h text:style-name="P15" text:outline-level="2">Expression</text:h>
            </text:list-item>
          </text:list>
        </text:list-item>
      </text:list>
      <text:p text:style-name="My_20_body_20_text">Construction: <text:span text:style-name="T1">expression;</text:span></text:p>
      <text:p text:style-name="My_20_body_20_text">An expression terminated by a semi-colon constitutes a basic statement.</text:p>
      <text:list text:style-name="L1" text:continue-numbering="true">
        <text:list-item>
          <text:list text:continue-numbering="true">
            <text:list-item>
              <text:h text:style-name="P15" text:outline-level="2">Statement block</text:h>
            </text:list-item>
          </text:list>
        </text:list-item>
      </text:list>
      <text:p text:style-name="My_20_body_20_text">Construction: <text:span text:style-name="T1">{statement-block}</text:span></text:p>
      <text:p text:style-name="P1"><text:tab/>statement-block:</text:p>
      <text:p text:style-name="P1"><text:tab/><text:tab/>statement</text:p>
      <text:p text:style-name="P1"><text:tab/><text:tab/>statement statement-block</text:p>
      <text:p text:style-name="P2">A statement block is a collection of statements that can be used together in lieu of a single statement.</text:p>
      <text:list text:style-name="L1" text:continue-numbering="true">
        <text:list-item>
          <text:list text:continue-numbering="true">
            <text:list-item>
              <text:h text:style-name="P15" text:outline-level="2">Conditional Statement</text:h>
            </text:list-item>
          </text:list>
        </text:list-item>
      </text:list>
      <text:p text:style-name="My_20_body_20_text">Construction: <text:tab/><text:span text:style-name="T1">if (expression) statement else statement</text:span></text:p>
      <text:p text:style-name="P1"><text:tab/><text:tab/><text:tab/>if (expression) statement</text:p>
      <text:p text:style-name="P2">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list text:style-name="L1" text:continue-numbering="true">
        <text:list-item>
          <text:list text:continue-numbering="true">
            <text:list-item>
              <text:h text:style-name="P15" text:outline-level="2">For Loop</text:h>
            </text:list-item>
          </text:list>
        </text:list-item>
      </text:list>
      <text:p text:style-name="My_20_body_20_text">Construction:<text:tab/><text:span text:style-name="T1">for(expression-1</text:span><text:span text:style-name="T3">opt</text:span><text:span text:style-name="T1">;expression-2</text:span><text:span text:style-name="T3">opt</text:span><text:span text:style-name="T1">;expression-3</text:span><text:span text:style-name="T3">opt</text:span><text:span text:style-name="T1">) statement</text:span></text:p>
      <text:p text:style-name="P2">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list text:style-name="L1" text:continue-numbering="true">
        <text:list-item>
          <text:list text:continue-numbering="true">
            <text:list-item>
              <text:h text:style-name="P32" text:outline-level="2">Continue?</text:h>
            </text:list-item>
            <text:list-item>
              <text:h text:style-name="P15" text:outline-level="2">Break?</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in" fo:margin-right="0in" fo:text-indent="-0.25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2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5in" fo:margin-right="0in" fo:text-indent="-0.2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75in" fo:margin-right="0in" fo:text-indent="-0.2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2in" fo:margin-right="0in" fo:text-indent="-0.25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2.25in" fo:margin-right="0in" fo:text-indent="-0.25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2.5in" fo:margin-right="0in" fo:text-indent="-0.25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2.75in" fo:margin-right="0in" fo:text-indent="-0.25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indent="0in" style:auto-text-indent="true"/>
      <style:text-properties style:font-name="Arial" fo:font-size="11pt" style:font-size-asian="11pt" style:font-size-complex="11pt"/>
    </style:style>
    <style:style style:name="My_20_Heading_20_2" style:display-name="My Heading 2" style:family="paragraph" style:parent-style-name="Heading"/>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haradwaj V R</meta:initial-creator>
    <meta:creation-date>2007-10-12T23:26:32</meta:creation-date>
    <dc:date>2007-10-14T07:37:55</dc:date>
    <dc:language>en-US</dc:language>
    <meta:editing-cycles>70</meta:editing-cycles>
    <meta:editing-duration>PT13H46M56S</meta:editing-duration>
    <meta:user-defined meta:name="Info 1"/>
    <meta:user-defined meta:name="Info 2"/>
    <meta:user-defined meta:name="Info 3"/>
    <meta:user-defined meta:name="Info 4"/>
    <meta:document-statistic meta:table-count="0" meta:image-count="0" meta:object-count="0" meta:page-count="12" meta:paragraph-count="237" meta:word-count="2742" meta:character-count="15957"/>
  </office:meta>
</office:document-meta>
</file>